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.363cm" loext:decorative="false"/>
    </style:style>
    <style:style style:name="gr3" style:family="graphic" style:parent-style-name="standard">
      <style:graphic-properties svg:stroke-color="#000000" draw:fill-color="#000000" draw:textarea-vertical-align="middle" loext:decorative="fals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8cm" fo:min-width="1.227cm" loext:decorative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036cm" fo:min-width="1.532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custom-shape draw:style-name="gr2" draw:text-style-name="P1" draw:layer="layout" svg:width="1.219cm" svg:height="0.508cm" svg:x="2.568cm" svg:y="3.2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3" draw:text-style-name="P2" draw:layer="layout" svg:width="1.219cm" svg:height="0.128cm" svg:x="2.591cm" svg:y="3.521cm" draw:kind="arc" draw:start-angle="179.28" draw:end-angle="338.47">
              <text:p/>
            </draw:ellipse>
          </draw:g>
          <draw:ellipse draw:style-name="gr3" draw:text-style-name="P2" draw:layer="layout" svg:width="0.204cm" svg:height="0.381cm" svg:x="3.264cm" svg:y="3.287cm" draw:kind="arc" draw:start-angle="294.32" draw:end-angle="71.04">
            <text:p/>
          </draw:ellipse>
          <draw:ellipse draw:style-name="gr3" draw:text-style-name="P2" draw:layer="layout" svg:width="0.204cm" svg:height="0.381cm" svg:x="2.799cm" svg:y="3.287cm" draw:kind="arc" draw:start-angle="294.32" draw:end-angle="71.04">
            <text:p/>
          </draw:ellipse>
          <draw:ellipse draw:style-name="gr3" draw:text-style-name="P2" draw:layer="layout" svg:width="0.194cm" svg:height="0.416cm" svg:x="3.052cm" svg:y="3.267cm" draw:kind="arc" draw:start-angle="294.32" draw:end-angle="71.04">
            <text:p/>
          </draw:ellipse>
        </draw:g>
        <draw:custom-shape draw:style-name="gr4" draw:text-style-name="P2" draw:layer="layout" svg:width="0.318cm" svg:height="0.318cm" svg:x="6.818cm" svg:y="3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" draw:text-style-name="P2" draw:layer="layout" svg:width="0.318cm" svg:height="0.318cm" svg:x="9.468cm" svg:y="3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9.969cm" svg:y="3.3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custom-shape draw:style-name="gr4" draw:text-style-name="P2" draw:layer="layout" svg:width="0.318cm" svg:height="0.318cm" svg:x="12.35cm" svg:y="3.3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2.82cm" svg:y="3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3.287cm" svg:y="3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custom-shape draw:style-name="gr4" draw:text-style-name="P2" draw:layer="layout" svg:width="0.318cm" svg:height="0.318cm" svg:x="16.014cm" svg:y="3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6.484cm" svg:y="3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6.955cm" svg:y="3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7.422cm" svg:y="3.3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2" draw:layer="layout" svg:width="1.727cm" svg:height="0.33cm" svg:x="2.314cm" svg:y="6.335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5" draw:text-style-name="P2" draw:layer="layout" svg:width="1.727cm" svg:height="0.33cm" svg:x="6.114cm" svg:y="6.3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6.818cm" svg:y="5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custom-shape draw:style-name="gr5" draw:text-style-name="P2" draw:layer="layout" svg:width="1.727cm" svg:height="0.33cm" svg:x="9.014cm" svg:y="6.3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9.462cm" svg:y="5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9.963cm" svg:y="5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custom-shape draw:style-name="gr5" draw:text-style-name="P2" draw:layer="layout" svg:width="1.727cm" svg:height="0.33cm" svg:x="12.114cm" svg:y="6.3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12.344cm" svg:y="5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2.814cm" svg:y="5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3.281cm" svg:y="5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custom-shape draw:style-name="gr5" draw:text-style-name="P2" draw:layer="layout" svg:width="1.727cm" svg:height="0.33cm" svg:x="16.016cm" svg:y="6.3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16.012cm" svg:y="5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6.482cm" svg:y="5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6.953cm" svg:y="5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7.42cm" svg:y="5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custom-shape draw:style-name="gr5" draw:text-style-name="P2" draw:layer="layout" svg:width="1.727cm" svg:height="0.33cm" svg:x="2.314cm" svg:y="8.9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727cm" svg:height="0.33cm" svg:x="2.314cm" svg:y="9.35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5" draw:text-style-name="P2" draw:layer="layout" svg:width="1.727cm" svg:height="0.33cm" svg:x="6.114cm" svg:y="8.9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6.818cm" svg:y="8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727cm" svg:height="0.33cm" svg:x="6.114cm" svg:y="9.35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5" draw:text-style-name="P2" draw:layer="layout" svg:width="1.727cm" svg:height="0.33cm" svg:x="9.014cm" svg:y="8.9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9.462cm" svg:y="8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9.963cm" svg:y="8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727cm" svg:height="0.33cm" svg:x="9.014cm" svg:y="9.35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5" draw:text-style-name="P2" draw:layer="layout" svg:width="1.727cm" svg:height="0.33cm" svg:x="12.114cm" svg:y="8.9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12.344cm" svg:y="8.4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2.814cm" svg:y="8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3.281cm" svg:y="8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727cm" svg:height="0.33cm" svg:x="12.114cm" svg:y="9.35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5" draw:text-style-name="P2" draw:layer="layout" svg:width="1.727cm" svg:height="0.33cm" svg:x="16.016cm" svg:y="8.9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16.012cm" svg:y="8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6.482cm" svg:y="8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6.953cm" svg:y="8.4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7.42cm" svg:y="8.4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727cm" svg:height="0.33cm" svg:x="16.016cm" svg:y="9.35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5" draw:text-style-name="P2" draw:layer="layout" svg:width="1.727cm" svg:height="0.33cm" svg:x="2.314cm" svg:y="11.73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727cm" svg:height="0.33cm" svg:x="2.314cm" svg:y="12.17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727cm" svg:height="0.33cm" svg:x="2.314cm" svg:y="12.59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5" draw:text-style-name="P2" draw:layer="layout" svg:width="1.727cm" svg:height="0.33cm" svg:x="6.114cm" svg:y="11.7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6.818cm" svg:y="11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727cm" svg:height="0.33cm" svg:x="6.114cm" svg:y="12.17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727cm" svg:height="0.33cm" svg:x="6.114cm" svg:y="12.59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5" draw:text-style-name="P2" draw:layer="layout" svg:width="1.727cm" svg:height="0.33cm" svg:x="9.014cm" svg:y="11.7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9.462cm" svg:y="11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9.963cm" svg:y="11.2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727cm" svg:height="0.33cm" svg:x="9.014cm" svg:y="12.17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727cm" svg:height="0.33cm" svg:x="9.014cm" svg:y="12.59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5" draw:text-style-name="P2" draw:layer="layout" svg:width="1.727cm" svg:height="0.33cm" svg:x="12.114cm" svg:y="11.7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12.344cm" svg:y="1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2.814cm" svg:y="11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3.281cm" svg:y="11.2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727cm" svg:height="0.33cm" svg:x="12.114cm" svg:y="12.17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727cm" svg:height="0.33cm" svg:x="12.114cm" svg:y="12.59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5" draw:text-style-name="P2" draw:layer="layout" svg:width="1.727cm" svg:height="0.33cm" svg:x="16.016cm" svg:y="11.7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8cm" svg:height="0.318cm" svg:x="16.012cm" svg:y="11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6.482cm" svg:y="11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6.953cm" svg:y="11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18cm" svg:height="0.318cm" svg:x="17.42cm" svg:y="11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727cm" svg:height="0.33cm" svg:x="16.016cm" svg:y="12.17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727cm" svg:height="0.33cm" svg:x="16.016cm" svg:y="12.59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g draw:style-name="gr1">
            <draw:g draw:style-name="gr1">
              <draw:custom-shape draw:style-name="gr2" draw:text-style-name="P1" draw:layer="layout" svg:width="1.219cm" svg:height="0.508cm" svg:x="2.568cm" svg:y="15.8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ellipse draw:style-name="gr3" draw:text-style-name="P2" draw:layer="layout" svg:width="1.219cm" svg:height="0.128cm" svg:x="2.591cm" svg:y="16.122cm" draw:kind="arc" draw:start-angle="179.28" draw:end-angle="338.47">
                <text:p/>
              </draw:ellipse>
            </draw:g>
            <draw:ellipse draw:style-name="gr3" draw:text-style-name="P2" draw:layer="layout" svg:width="0.204cm" svg:height="0.381cm" svg:x="3.264cm" svg:y="15.888cm" draw:kind="arc" draw:start-angle="294.32" draw:end-angle="71.04">
              <text:p/>
            </draw:ellipse>
            <draw:ellipse draw:style-name="gr3" draw:text-style-name="P2" draw:layer="layout" svg:width="0.204cm" svg:height="0.381cm" svg:x="2.799cm" svg:y="15.888cm" draw:kind="arc" draw:start-angle="294.32" draw:end-angle="71.04">
              <text:p/>
            </draw:ellipse>
            <draw:ellipse draw:style-name="gr3" draw:text-style-name="P2" draw:layer="layout" svg:width="0.194cm" svg:height="0.416cm" svg:x="3.052cm" svg:y="15.868cm" draw:kind="arc" draw:start-angle="294.32" draw:end-angle="71.04">
              <text:p/>
            </draw:ellipse>
          </draw:g>
          <draw:custom-shape draw:style-name="gr4" draw:text-style-name="P2" draw:layer="layout" svg:width="0.318cm" svg:height="0.318cm" svg:x="2.967cm" svg:y="14.4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6" draw:text-style-name="P3" draw:layer="layout" svg:width="2.032cm" svg:height="2.286cm" svg:x="2.161cm" svg:y="14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2.161cm" svg:y="10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5.961cm" svg:y="10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8.861cm" svg:y="10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11.961cm" svg:y="10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15.861cm" svg:y="10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2.161cm" svg:y="7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5.961cm" svg:y="7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8.861cm" svg:y="7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11.961cm" svg:y="7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15.861cm" svg:y="7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2.161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5.961cm" svg:y="4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8.861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11.961cm" svg:y="4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15.861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2.161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5.961cm" svg:y="1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8.861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11.961cm" svg:y="1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32cm" svg:height="2.286cm" svg:x="15.861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09:17.697526425</meta:creation-date>
    <dc:date>2024-01-08T12:14:36.079061964</dc:date>
    <meta:editing-duration>PT51M56S</meta:editing-duration>
    <meta:editing-cycles>10</meta:editing-cycles>
    <meta:generator>LibreOffice/7.6.2.1$Linux_X86_64 LibreOffice_project/60$Build-1</meta:generator>
    <dc:description>This file was made with LibreOffice and can be redistributed and used according to GPL 3.0 or later.

History Tracers</dc:description>
    <dc:title>Maya Numbers</dc:title>
    <meta:keyword>History Tracers; Maya Numbers</meta:keyword>
    <meta:document-statistic meta:object-count="124"/>
  </office:meta>
</office:document-meta>
</file>